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frac>
                    <mn>1</mn>
                    <mi>r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t</mi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2</mn>
                    <mrow>
                      <mi>f</mi>
                      <mo stretchy="false">−</mo>
                      <mi>n</mi>
                    </mrow>
                  </mfrac>
                </mtd>
                <mtd>
                  <mfrac>
                    <mrow>
                      <mrow>
                        <mo stretchy="false">−</mo>
                        <mi>f</mi>
                      </mrow>
                      <mo stretchy="false">−</mo>
                      <mi>n</mi>
                    </mrow>
                    <mrow>
                      <mi>f</mi>
                      <mo stretchy="false">−</mo>
                      <mi>n</mi>
                    </mrow>
                  </mfrac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frac>
                  <mi>X</mi>
                  <mi>r</mi>
                </mfrac>
              </mtd>
            </mtr>
            <mtr>
              <mtd>
                <mfrac>
                  <mi>Y</mi>
                  <mi>t</mi>
                </mfrac>
              </mtd>
            </mtr>
            <mtr>
              <mtd>
                <mrow>
                  <mfrac>
                    <mrow>
                      <mn>2</mn>
                      <mi>Z</mi>
                    </mrow>
                    <mrow>
                      <mi>f</mi>
                      <mo stretchy="false">−</mo>
                      <mi>n</mi>
                    </mrow>
                  </mfrac>
                  <mo stretchy="false">+</mo>
                  <mfrac>
                    <mrow>
                      <mrow>
                        <mo stretchy="false">−</mo>
                        <mi>f</mi>
                      </mrow>
                      <mo stretchy="false">−</mo>
                      <mi>n</mi>
                    </mrow>
                    <mrow>
                      <mi>f</mi>
                      <mo stretchy="false">−</mo>
                      <mi>n</mi>
                    </mrow>
                  </mfrac>
                </mrow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left[matrix{ {1} over {r} #0#0#0##0# {1} over {t} #0#0##0#0# {2} over {f-n} # {-f-n} over {f-n} ##0#0#0#1 } right] * left [ stack {X#Y#Z#1} right ] =left[ stack{ {X} over {r} # {Y} over {t} # {2Z} over {f-n}+ {-f-n} over {f-n }  #1 }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47:32.937550306</meta:creation-date>
    <meta:print-date>2015-05-15T11:08:43.896901364</meta:print-date>
    <meta:generator>LibreOffice/4.4.3.2$Linux_X86_64 LibreOffice_project/40$Build-2</meta:generator>
    <dc:date>2015-09-18T13:07:08.432082880</dc:date>
    <meta:editing-duration>P1DT29M22S</meta:editing-duration>
    <meta:editing-cycles>6</meta:editing-cycles>
  </office:meta>
</office:document-meta>
</file>